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9" style:family="paragraph" style:parent-style-name="gL_5f_Inhaltsverzeichnis_5f_DeSario_5f_Subtitle">
      <style:text-properties fo:language="en" fo:country="US"/>
    </style:style>
    <style:style style:name="P10"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1"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2"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3" style:family="paragraph" style:parent-style-name="gL_5f_Bibelzitat_5f_Abstand_5f_davor_5f_ohne_5f_Einzug">
      <style:text-properties fo:language="en" fo:country="US"/>
    </style:style>
    <style:style style:name="P14" style:family="paragraph" style:parent-style-name="gL_5f_Bibelzitat_5f_kein_5f_Abstand_5f_davor_5f_ohne_5f_Einzug_5f__28_Folgezeile_29_">
      <style:text-properties fo:language="en" fo:country="US"/>
    </style:style>
    <style:style style:name="P15" style:family="paragraph" style:parent-style-name="gL_5f_Bibelzitat_5f_Quellenangabe_5f_ohne_5f_Einzug_5f__28_kleiner_5f_Abstand_5f_danach_29_">
      <style:text-properties fo:language="en" fo:country="US"/>
    </style:style>
    <style:style style:name="P16"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7" style:family="paragraph" style:parent-style-name="gL_5f_Fliesstext">
      <style:paragraph-properties fo:text-align="start" style:justify-single-word="false"/>
    </style:style>
    <style:style style:name="P18" style:family="paragraph" style:parent-style-name="gL_5f_Fliesstext_5f_Folge">
      <style:paragraph-properties fo:margin-left="0cm" fo:margin-right="0cm" fo:text-align="start" style:justify-single-word="false" fo:text-indent="0cm" style:auto-text-indent="false"/>
    </style:style>
    <style:style style:name="P19" style:family="paragraph" style:parent-style-name="gL_5f_Ueberschrift1">
      <style:text-properties fo:text-transform="capitalize" fo:language="en" fo:country="US" style:text-underline-style="none"/>
    </style:style>
    <style:style style:name="P20"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style="italic"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style:text-underline-style="none"/>
    </style:style>
    <style:style style:name="T15" style:family="text">
      <style:text-properties fo:text-transform="capitalize"/>
    </style:style>
    <style:style style:name="T16" style:family="text">
      <style:text-properties fo:text-transform="capitalize" fo:color="#000000" fo:font-style="normal" style:font-size-asian="11pt" style:font-size-complex="11pt"/>
    </style:style>
    <style:style style:name="T17" style:family="text">
      <style:text-properties fo:text-transform="capitalize" style:text-underline-style="none"/>
    </style:style>
    <style:style style:name="T18" style:family="text">
      <style:text-properties style:font-size-asian="11pt" style:font-size-complex="11pt"/>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5)</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8"><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6" text:outline-level="1">Index</text:h>
      <text:p text:style-name="gL_5f_Inhaltsverzeichnis_5f_DeSario">1.<text:tab/><text:span text:style-name="T15">Let the Wicked forsake his way</text:span><text:tab/>Page<text:tab/>2</text:p>
      <text:p text:style-name="P9">Discussion of Ability and Free Will vs born in sin, saved in sin and can never stop sinning.</text:p>
      <text:p text:style-name="P11">2.<text:tab/><text:span text:style-name="T15">Real Repentance</text:span><text:tab/>Page<text:tab/>4</text:p>
      <text:p text:style-name="P9">A Discussion of Repentance and faith proven by deeds. The purpose and effect of genuine repentance. The self cleansing of humility leading to reconciliation.</text:p>
      <text:p text:style-name="gL_5f_Inhaltsverzeichnis_5f_DeSario">3.<text:tab/><text:span text:style-name="T15">Common Dispersions parroted by professing Christians</text:span><text:tab/>Page<text:tab/>6</text:p>
      <text:p text:style-name="gL_5f_Inhaltsverzeichnis_5f_DeSario">4.<text:tab/><text:span text:style-name="T15">What must I do to be saved? (What Must I do to inherit Eternal Life?)</text:span><text:tab/>Page<text:tab/>7</text:p>
      <text:p text:style-name="P9">A discussion on the true Gospel of Jesus Christ revealing the Synergy of faith establishing the law of love.</text:p>
      <text:p text:style-name="gL_5f_Inhaltsverzeichnis_5f_DeSario"><text:span text:style-name="T14">5.<text:tab/></text:span><text:span text:style-name="T17">Can you Sin and Not Die?</text:span><text:tab/>Page<text:tab/>8</text:p>
      <text:p text:style-name="P9">Examining Substitution and imputed righteousness against the warnings of willful sin in Hebrews 10:26. Explaining genuine righteousness and the<text:span text:style-name="T18"> healing of the mind through faith. Answering the charge of sinless perfect against Obedience to the truth.</text:span></text:p>
      <text:p text:style-name="gL_5f_Inhaltsverzeichnis_5f_DeSario">6.<text:tab/><text:span text:style-name="T15">Regeneration in Christ, the effects of the New Birth and transformation from Darkness to Light</text:span><text:tab/>Page<text:tab/>13</text:p>
      <text:p text:style-name="gL_5f_Inhaltsverzeichnis_5f_DeSario">7.<text:tab/><text:span text:style-name="T15">What the fallacy of Penal Substitution has done to the Gospel</text:span><text:tab/>Page<text:tab/>15</text:p>
      <text:p text:style-name="gL_5f_Inhaltsverzeichnis_5f_DeSario">8.<text:tab/><text:span text:style-name="T15">The Church as it is seen today compared to the Ekklesia of Scripture</text:span><text:tab/>Page<text:tab/>18</text:p>
      <text:p text:style-name="gL_5f_Inhaltsverzeichnis_5f_DeSario">9.<text:tab/><text:span text:style-name="T15">Exposing the myth of the visible and invisible church (Legitimizing the Illegitimate Church!)</text:span><text:tab/>Page<text:tab/>22</text:p>
      <text:p text:style-name="P9">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5">Calling Evil Good and Good Evil</text:span><text:tab/>Page<text:tab/>25</text:p>
      <text:p text:style-name="P9">How the concept of Right and wrong has been reversed in our society at large.</text:p>
      <text:p text:style-name="gL_5f_Inhaltsverzeichnis_5f_DeSario">11.<text:tab/><text:span text:style-name="T15">Faithfulness to keeping the Commands of God</text:span><text:tab/>Page<text:tab/>28</text:p>
      <text:p text:style-name="P9">The True meaning of faith and how faith is perfected in Deeds. Exploding the mythical contradictions between faith and works imagined by the Reformers. Why ‘faith alone’ cannot Save the soul.</text:p>
      <text:p text:style-name="gL_5f_Inhaltsverzeichnis_5f_DeSario"><text:span text:style-name="T16">12.<text:tab/>Reaping what you Sow. (The inevitable consequences of sin)</text:span><text:span text:style-name="T3"><text:tab/>Page<text:tab/>31</text:span></text:p>
      <text:p text:style-name="P10">Exposing the fallacy of carnal Christians and how it is mocking God to live according to the flesh. Defining the true Nature of God’s Mercy and Righteous Judgments</text:p>
      <text:p text:style-name="P12">Exploding the Myths of Reformed Theology</text:p>
      <text:p text:style-name="P7"/>
      <text:p text:style-name="P8">Exposing the Myths of inability, born in sin, saved in sin and all the doctrinal fallacies necessitated by them.</text:p>
      <text:h text:style-name="P19" text:outline-level="1">Can you Sin and Not Die?</text:h>
      <text:p text:style-name="P13">"You will not surely die!"</text:p>
      <text:p text:style-name="P15">Satan, Gen3:4 </text:p>
      <text:p text:style-name="P2">Most Professing Christians today Do Not Believe that if they Live according to their fleshly desires they will die Spiritually. <text:span text:style-name="T8">For if you live according to the flesh you will die; but if by the Spirit you put to death the deeds of the body, you will live </text:span><text:span text:style-name="T9">Rom8:13 </text:span></text:p>
      <text:p text:style-name="P6"><text:span text:style-name="T6">The reasons for this vary, among them are:</text:span> </text:p>
      <text:p text:style-name="P2">Substitution, inability, Moral Transfer, Pre-forgiveness of sin &amp; Eternal Security. </text:p>
      <text:p text:style-name="P6">But Regardless the Constant among Professing Christians is to argue in favor of sin, by trusting in the above fallacies and mimicking the common excuses that: 'We're Born in Sin, Saved in Sin and Can Never Stop Sinning, because no one can be as Perfect as God' When told they Must get clear of their wrong doings in the process of Repentance <text:span text:style-name="T4">BEFORE</text:span> God will pardon them or grant His Holy Spirit to indwell their soul, they always retreat to the adage: "If we could stop sinning we wouldn't need Jesus and could save ourselves!" However, as someone once said; "Neither can they Stop sinning <text:span text:style-name="T4">AFTER</text:span> they have Jesus!" </text:p>
      <text:p text:style-name="P6"><text:span text:style-name="T6">Let's Clarify what kinds of Sin we are talking about here.</text:span> What is it you Must<text:span text:style-name="T6"> </text:span><text:span text:style-name="T7">STOP</text:span><text:span text:style-name="T4"> </text:span>doing to inherit the Kingdom? </text:p>
      <text:p text:style-name="P2">The collective opinion is NOTHING, only UNBELIEF will keep you out of the Kingdom. Therefore such vile behavior as listed below are widespread among </text:p>
      <text:p text:style-name="P7">professed Christians: </text:p>
      <text:p text:style-name="P6"><text:span text:style-name="T6">1Cor6:9-10, Gal5:19-21, Eph5:5-7,</text:span> </text:p>
      <text:p text:style-name="P6">Fornication, idolatry (double-mined love of world), adultery, homosexuality, thieves, covetousness, drunkards, foul mouthed, murder, hatred, contention, Jealously, outburst of anger, selfish ambition, dissensions, heresy, uncleanness, filthiness, coarse jesting and foolish talking.<text:span text:style-name="T6"> Add to this:</text:span> Mass complacency, obstinate, outright rebellion to God's authority, Disobedience to the Lord's Commands, total Disregard of Bible Truth! </text:p>
      <text:p text:style-name="P6">Under the Common Sin, Repent, Sin Repent Model of 1John1:8-9, anything goes and all is forgiven. If anyone claims they do not commit such sins unto death, they are Purified in heart &amp; mind, walking Obediently, Doing what is Right by faith working by love, they are immediately called a LIAR, Self Righteous hypocrite, angry Judge, Lost.<text:span text:style-name="T6"> But this is from People who think:</text:span> They are Born and Saved in Sin that all Sins are the same &amp; No One can ever Stop Sinning. They come to the plate with four strikes against them! Digging out of this kind of Deception is almost impossible. That's why it's called: Strong Delusion. </text:p>
      <text:p text:style-name="P6"><text:span text:style-name="T6">In the Bible we find MANY 'Righteous' Saints, Pure before God:</text:span> </text:p>
      <text:p text:style-name="P2"><text:span text:style-name="T5">Paul Acts24:16</text:span> <text:span text:style-name="T8">This being so, I myself always strive to have a conscience without offense </text:span>toward God and men. </text:p>
      <text:p text:style-name="P6"><text:span text:style-name="T19">Again </text:span><text:span text:style-name="T20">2Tim1:3</text:span><text:span text:style-name="T11"> </text:span><text:span text:style-name="T8">I thank God, whom I serve with a pure conscience, as my forefathers did, as </text:span>without ceasing I remember you in my prayers night and day, </text:p>
      <text:p text:style-name="P6"><text:span text:style-name="T5">1Thes2:10</text:span> <text:span text:style-name="T8">You are witnesses, and God also, how devoutly and justly and blamelessly we </text:span>behaved ourselves among you who believe; </text:p>
      <text:p text:style-name="P6"><text:span text:style-name="T5">Heb13:18</text:span> <text:span text:style-name="T8">Pray for us; for we are confident that we have a good conscience, in all things desiring to live honorably. </text:span></text:p>
      <text:p text:style-name="P6"><text:soft-page-break/><text:span text:style-name="T5">2Thes3:9</text:span> but <text:span text:style-name="T8">to make ourselves an example of how you should follow us.</text:span></text:p>
      <text:p text:style-name="P6"><text:span text:style-name="T9">1Cor11:1</text:span><text:span text:style-name="T8"> Imitate me, just as I also imitate Christ. </text:span></text:p>
      <text:p text:style-name="P6"><text:span text:style-name="T5">Luke1:6</text:span> <text:span text:style-name="T8">And they were both righteous before God, walking in all the commandments and ordinances of the Lord blameless. </text:span></text:p>
      <text:p text:style-name="P6">The OT Testifies of Many Righteous Saints from Moses to Job, Daniel, Noah (Ezk14:14, Dan6:22) The Righteous people warned in Ezk18, The Righteous in Contrast to the Wicked all through Proverbs and Psalms. <text:span text:style-name="T4">DOING</text:span> what is Right by Faith is <text:span text:style-name="T4">EXACTLY</text:span> what the Truly Saved will do! Because those who sin are of the devil 1Jh3:8 &amp; Are SLAVES to sin! Jh8:34 </text:p>
      <text:p text:style-name="P6"><text:span text:style-name="T6">If a Person has NOT</text:span> laid aside all filthiness and overflow of wickedness and received with meekness the implanted Word (that is able to save your soul!) he is <text:span text:style-name="T4">NOT</text:span> a Christian! (Js1:21) The Very Purpose of the Commandment Christ Delivered is 'Purity,<text:span text:style-name="T6"> Sincerity and Love!' 1Tim1:5,</text:span> based on Matt22:37-40 Lord's own Words! If the Faith you claim to have in Jesus has not Truly PURIFIED your heart of Lust (flesh, eye, pride of life) you're DECEIVED! </text:p>
      <text:p text:style-name="P6"><text:span text:style-name="T7">The Charge of Sinless Perfection</text:span> (of which every Saint sited above would be guilty of today) Anyone who promotes this kind of Devotion, loyalty and Purity of heart before God is instantly charged with Preaching<text:span text:style-name="T6"> 'Sinless Perfection'</text:span> and branded a hypocrite, accused of all manner of vile things. </text:p>
      <text:p text:style-name="P6">If abstaining from the vile sins we are discussing here is being as Perfect as God then we can offer you no further explanation but such as we have from Bible Scripture .. Which of course you will counter with: </text:p>
      <text:p text:style-name="P6">The Filthy Rags of Isa64:6, Desperately wicked heart of Jer17:9-10, Romans Wretch of Rom7:14 and Chief of Sinners of 1Tim1:15 (not to mention also 1Jh:8 and a few select passages from the OT) </text:p>
      <text:p text:style-name="P6">Let me try and be honest with you here and appeal to your sense of reason.<text:span text:style-name="T6"> NO ONE</text:span> can be or is Required to be as<text:span text:style-name="T6"> PERFECT as GOD</text:span> in the Bible. We are required to '<text:span text:style-name="T8">Go and Sin no More!</text:span>' Jh5:14, 8:11.<text:span text:style-name="T6"> Although we will </text:span><text:span text:style-name="T7">NEVER</text:span>: Be Perfect in Knowledge, Free from Ignorance, Free from defects, Mistakes in Judgment, Or infirmity of the flesh. </text:p>
      <text:p text:style-name="P6"><text:span text:style-name="T7">HOWEVER we can Indeed</text:span> '<text:span text:style-name="T8">Be Perfect as your heavenly Father is Perfect'</text:span> Mt5:48, <text:span text:style-name="T4">BY: </text:span>Obedience to the Truth, 1Pet1:22, Walking in the Spirit, Rom8:1-4, Perfecting Holiness, 2Cor7:1, Holding fast in full confidence, Steadfast to the end, Heb3:3,14, Hungering &amp; Thirsting after Righteousness, Mt5:6, Fearing and loving God &amp; Hating Sin, Prov8:13, Ps97:10, Abstaining from every appearance of evil, 1Thes5:22, Keeping yourself Pure, 1Jh3:3, 5:18, 1Tim5:22, Keeping the body under, 1Cor9:27, Choosing to Do Good! Isa1:16-17 </text:p>
      <text:p text:style-name="P6"><text:span text:style-name="T6">NOW be honest with me</text:span> (if you will) DOES any of this Sound even remotely like what you believe and are being taught in the Churches about sinning daily in thought, word and deed? Is it<text:span text:style-name="T6"> </text:span><text:span text:style-name="T7">EARNING</text:span> your Salvation, Legalist Works, Self Justification, to<text:span text:style-name="T6"> OBEY God</text:span> as directed above and abstain from Fleshly Lust? WHY Claim to have Repented of anything or even Have the Holy Spirit if you<text:span text:style-name="T6"> Cannot</text:span> <text:span text:style-name="T6">STOP</text:span> Lusting after the World? 1Jh2:15-16 </text:p>
      <text:p text:style-name="P6">Nearly everyone today says they cannot Stop sinning until they have Received Jesus to help them. IF that were True WHY Does the Sin<text:span text:style-name="T6"> </text:span><text:span text:style-name="T7">NEVER STOP</text:span> And the Clean Up <text:span text:style-name="T6">NEVER Happen!?</text:span> You think that falling into Fornications, Drunkenness, adultery, perversions, uncleanness and filthiness of the flesh are just<text:span text:style-name="T6"> Mistakes</text:span> God will forgive if you apologize, but never completely forsake. (since no one can according to the excuse of 1Jh1:8) </text:p>
      <text:p text:style-name="P6">Therefore we Must Part Ways with the 'no<text:span text:style-name="T6"> one is Perfect'</text:span> crowd because to them<text:span text:style-name="T6"> 'all</text:span> <text:span text:style-name="T6">sin is the same'</text:span> Filthiness, Uncleanness, fornication, Drunkenness is equal to a <text:span text:style-name="T6">Mistake</text:span> in Judgment or Wrong Decision, so in their eyes<text:span text:style-name="T6"> </text:span><text:span text:style-name="T7">BY NECESSITY</text:span> we MUST be Liars and filthy minded sinners . Just like them. Sins of Lust and uncleanness will Not Keep them OUT of the Kingdom, they can<text:span text:style-name="T6"> SIN AND NOT DIE,</text:span> so their preachers have told them, because Jesus was their Moral &amp; Perfect Substitute and Obeyed in their place to Pre-forgive their sins. It sounds to me like Satan has their ear; Gen3:4, '<text:span text:style-name="T8">You shall surely not die'</text:span>, Not God '<text:span text:style-name="T12">Depart from Iniquity'</text:span> 2Tim2:19 </text:p>
      <text:p text:style-name="P6"><text:span text:style-name="T6">The Proverbs Constantly</text:span> tell us that a Person who hates instruction, knowledge, reproof, is wicked and Stupid. Paul said a time would come when People would no longer endure Sound Doctrine that promotes godly behavior and reproves <text:soft-page-break/>sinners. (2Tim4:2-5) The Prophets warned of a time when people would<text:span text:style-name="T6"> call good evil and evil good</text:span> Isa5:20. Such is what we see today among the Professed, to them abstaining from Vile sins of the flesh is being 100% Sinless and Unbelief is the ONLY Sin God will Judge to Hell! </text:p>
      <text:p text:style-name="P6">As stated before man is a sinner by Choice NOT by Nature. By the constant misuse of his free will he has chosen evil rather than good and is now addicted to it. The very fallacies he uses to excuse himself before God have become his snare limiting his own natural Ability to TURN from sin and seek God in full determination, to find the Purity of heart through faith working by love. </text:p>
      <text:p text:style-name="P6"><text:span text:style-name="T6">Let's look at Heb 10:26-31 as to what it means to Insult the Spirit of Grace:</text:span> </text:p>
      <text:p text:style-name="P14">For if we sin willfully after we have received the knowledge of the truth, there no longer remains a sacrifice for sins, but a certain fearful expectation of judgment, and fiery indignation which will devour¦ the adversaries. Anyone who has rejected Moses' law dies without mercy on the testimony of two or three witnesses. Of how much worse punishment, do you suppose, will he be thought worthy who has trampled the Son of God underfoot, counted the blood of the covenant by which he was sanctified a common thing,<text:span text:style-name="T14"> </text:span><text:span text:style-name="T6">and insulted the Spirit of grace?</text:span></text:p>
      <text:p text:style-name="P15">Heb10:26-29</text:p>
      <text:p text:style-name="P2">You insult the Spirit of Grace by<text:span text:style-name="T6"> Continuing in sin</text:span> <text:span text:style-name="T4">AFTER</text:span> you have been Redeemed by the Blood of Christ. The Free Gift of Grace was NOT given without purpose (in Vain). The Purpose of Grace is to Release men from the bondage of sin and Purify his heart of its corrupting influence. (Titus2:11-14, 1Pet1:22) Those 'saved' by Substitution think Grace is their magic cover and license to sin! (Jude3-4) </text:p>
      <text:p text:style-name="P6">The reason professing people have such a difficult time with this passage is they do not understand the seriousness of falling back into vile sins of the flesh, mainly because they have never truly been saved to begin with. I know this is tough pill to swallow in the churches, seeing how sincere everyone claims to be, especially the pastors, but those supposedly saved under the<text:span text:style-name="T6"> </text:span><text:span text:style-name="T7">Substitution System of error</text:span> can HARDLY come to grips with the depths of delusion they have bought into by believing Jesus obeyed in their place and gave them His Righteousness. First of all this passage was written to people who had actually stopped sinning, been truly purged by the blood of Christ and had a<text:span text:style-name="T6"> </text:span><text:span text:style-name="T7">full and complete knowledge</text:span> of Redemption, Regeneration and Newness of life. The warning was given in order to show them the dire consequences of returning to the old life of sin and insulting the Spirit of Grace, by which they had been released from the bondage of sin. To them it was tantamount to trampling the Son of God underfoot and counting His <text:span text:style-name="T4">blood</text:span> as the <text:span text:style-name="T4">blood</text:span> of animals not able to take away sin! (Heb9:13)<text:span text:style-name="T6"> Substitution Christians</text:span> have been taught concerning this passage that the people addressed were not yet saved (but only had head knowledge, much like the '<text:span text:style-name="T12">faith alone'</text:span> crowd does now, but considers themselves truly saved) However if anyone in the Church takes this passage on face value alone it must <text:span text:style-name="T4">BY NECESSITY</text:span> be explained away some how, otherwise they are in BIG, BIG trouble with God for living the sin daily routine.</text:p>
      <text:p text:style-name="P6">I can truthfully testify here that this passage and Heb6:1-8 have been a<text:span text:style-name="T6"> </text:span><text:span text:style-name="T7">HUGE</text:span><text:span text:style-name="T4"> </text:span><text:span text:style-name="T7">source</text:span> of concern to those awakened from the fallacy of Substitution and become instantaneously aware they are standing on the Very edge of the deepest depths of Perdition! Their hearts are pierced by the Sword of Truth for the first time in their lives and they are wholly convinced this means they have passed the<text:span text:style-name="T6"> Point of no</text:span> <text:span text:style-name="T6">RETURN</text:span> like Esau. (Heb12:16-17) It's <text:span text:style-name="T4">VERY</text:span> difficult to almost impossible to persuade them this is a FIRST Repentance and everything prior to that was the dead works of religion. But finding that first repentance is the issue pressing in on their minds, because all they can see in their present Awakened State is the horror of God's Judgment looming over them. </text:p>
      <text:p text:style-name="P6">When someone suddenly realizes they have been in the very <text:span text:style-name="T4">Depths of Satan </text:span>(sitting under and believing the sin everyday lies in the churches) they are finally able to fully grasp how callous their heart has become believing that sin 'Humbles' them instead of<text:span text:style-name="T6"> hardened</text:span> them further like the scripture says; <text:span text:style-name="T4">Heb12:15</text:span> '<text:span text:style-name="T8">Looking </text:span>diligently lest anyone fall short of the Grace of God, lest any root of bitterness springing up <text:span text:style-name="T8">cause trouble and by this many become defiled'</text:span> (then they give the example of Esau) The Reality here is that NONE of this has ever been taught or even discussed in their Churches or by any of their favorite Bible Pundits, only to explain it away as to not apply to them.<text:span text:style-name="T6"> </text:span><text:span text:style-name="T7">NOW</text:span> they are seeing the icy stare of Death glaring into their wretched souls with eyes wide open and they are frightened out of their wits! </text:p>
      <text:p text:style-name="P6"><text:soft-page-break/>It's no wonder the Scripture says of those<text:span text:style-name="T6"> </text:span><text:span text:style-name="T7">Truly Saved</text:span> out of their sin and having fallen away, that it's<text:span text:style-name="T6"> virtually</text:span> <text:span text:style-name="T4">IMPOSSIBLE</text:span> to restore them again to Repentance! Heb6:4. They have Re-Crucified Christ and held Him up to open shame. These being people who had<text:span text:style-name="T6"> </text:span><text:span text:style-name="T7">Actually</text:span> been Enlightened, Tasted the heavenly gift and became Partakers of the Holy Spirit, not a Pack of sin everyday hypocrites hiding under the Magic Cloak! But that certainly doesn't let the Present Saved in Substitution Crowd off the hook for doing the exact same thing described here. How many times have they <text:span text:style-name="T4">Mocked</text:span> the Lord by asking the lame question 'How<text:span text:style-name="T14"> </text:span><text:span text:style-name="T6">many sins can I commit before losing my salvation'</text:span> (as though they had any real salvation to begin with!) or Constantly sighting King David as their excuse for continually falling into lust? Although sin has brought them nothing but misery on top of more misery and will finally be their ultimate downfall, they STILL believe that<text:span text:style-name="T6"> ONE </text:span><text:span text:style-name="T7">RARE</text:span><text:span text:style-name="T6"> Exception</text:span> thousands of years ago by a man who brought down an entire Kingdom in willful rebellion to God, is their ticket to Paradise! </text:p>
      <text:p text:style-name="P6">The Scripture No Where tells us to expect a Restoration on the Scale of King David BUT it does tell us to:<text:span text:style-name="T6"> </text:span><text:span text:style-name="T7">REMEMBER LOT'S WIFE!!!</text:span> Lk17:32. Your disposition toward sin reveals your Divided Loyalty. If you Loved God you would Hate Sin and CEASE from it. (1Pet4:1, PS97:10) But in your Deception you've been Blinded to the truth! (you cannot even perceive the warnings in Hebrews until you have been truly <text:span text:style-name="T4">Illuminated</text:span> by God) </text:p>
      <text:p text:style-name="P6"><text:span text:style-name="T7">Very FEW</text:span> in the Substitution lie (sin everyday myth) will ever find it within themselves and come to grips with the severity of their situation. They have Mocked God and <text:span text:style-name="T4">Shamed</text:span> themselves for so long that its almost second natured to argue for sin and condemn anyone who tells them otherwise. They have Trampled His offer of Grace underfoot and counted His redeeming Blood as powerless to Release them from the bondage of sin. Truly there remains only<text:span text:style-name="T14"> </text:span><text:span text:style-name="T6">a fiery indignation that will devour the adversaries!</text:span></text:p>
      <text:p text:style-name="P6">In essence belief in the filthy rags, wretched model of Salvation has caused people to shake their fists in God's face for demanding they <text:span text:style-name="T4">DEPART</text:span> from Iniquity in order to enter His Kingdom. They have wallowed with impunity over an extensive period of time and now their minds are Given over to the Strong Delusion of Satan. (believing all the time they are in the Light!)<text:span text:style-name="T14"> </text:span><text:span text:style-name="T6">Ignorantly you have fallen prey to Calling evil good and good evil,</text:span> Isa5:20, <text:span text:style-name="T8">You have wearied the LORD with your words; Yet you say, "In </text:span>what way have we wearied Him?" In that you say, "Everyone who does evil Is good in the <text:span text:style-name="T8">sight of the LORD, And He delights in them," Or, "Where is the God of justice?"</text:span> Malachi2:17 </text:p>
      <text:p text:style-name="P6"><text:span text:style-name="T4">In TRUTH</text:span> isn't this exactly what they are Doing? They call the Righteous lying hypocrites and condemn them to hell, while those who dwell in the filthy rags of their iniquity are Saved by His Grace!<text:span text:style-name="T6"> WHAT remains to be said? They cannot see</text:span> <text:span text:style-name="T6">the Obvious Truth:</text:span> <text:span text:style-name="T13">The law of the LORD is perfect, converting the soul; The testimony of the LORD is sure, making wise the simple; The statutes of the LORD are right, rejoicing the heart; The commandment of the LORD is pure, enlightening the eyes; The fear of the LORD is clean, enduring forever; The judgments of the LORD are true and righteous altogether</text:span> <text:span text:style-name="T10">Ps19:7-9 </text:span></text:p>
      <text:p text:style-name="P6">You cannot Willfully Sin against Grace without Dire Consequences. Those Truly <text:span text:style-name="T6">Regenerated from Darkness to Light, from the Power of Satan to God,</text:span> understand this warning. You DO NOT have impunity with God! But the Saved in Sin Crowd will never get it, to them there are no Deeds of Righteousness done in Faith working by Love, only a fictitious belief that they can <text:span text:style-name="T4">'SIN AND NOT DIE!'</text:span> But WILL they escape the Judgment of God?</text:p>
      <text:p text:style-name="P13">Because the sentence against an evil work is not executed speedily, therefore the heart of the sons of men is fully set in them to do evil. Though a sinner does evil a hundred times, and his days are prolonged, yet I surely know that it will be well with those who fear God, who fear before Him. But it will not be well with the wicked; nor will he prolong his days, which are as a shadow, because he does not fear before God.</text:p>
      <text:p text:style-name="P15">Ecc8:11-13 </text:p>
      <text:p text:style-name="P6"><text:span text:style-name="T7">Is a Person accounted Righteous in his sins</text:span>? According to the Substitution Doctrine Rom4:1-8 teaches that a man can be declared Righteous (apart from works) while still in his sins.<text:span text:style-name="T6"> BUT David Clarifies the issue in PS32:1-2</text:span> as a Man who has Bitterly Repented of his transgressions and been cleansed in the Blood through his repentance and faith proven by deeds. (the deeds evident are: forsaking further transgression &amp; coming Clean with God!) That's the <text:span text:style-name="T4">STEPS</text:span> of faith by which a person emulates Father Abraham in Rom4:12. <text:span text:style-name="T4">READ</text:span> David's Psalms Does it say <text:span text:style-name="T4">ANYWHERE</text:span> a man can <text:soft-page-break/>continue in sin and be Justified?</text:p>
      <text:p text:style-name="P13"><text:span text:style-name="T6">Depart from evil, and do good;</text:span> And dwell forevermore. For the LORD loves justice, And does not forsake His saints; They are preserved forever, But the descendants of the wicked shall be cut off. The righteous shall inherit the land, And dwell in it forever.</text:p>
      <text:p text:style-name="P15">Ps37:27-29 </text:p>
      <text:p text:style-name="P6"><text:span text:style-name="T1">It's absolutely disgusting that many preachers will condemn certain types of sins over others (like homosexuality or lesbianism) while they insist to the 'saved in sin' crowd that all sins are the same and God Justifies them in their sin, but they will cringe at the thought of gays professing to be Christians. This is</text:span> blatant Hypocrisy!<text:span text:style-name="T1"> If the fornicator, adulterer, drunkard and men with eyes full of lust are</text:span> SAVED<text:span text:style-name="T1"> (and waiting for God to clean them up) HOW can you expect anyone (even the child molesters!) to take your Gospel seriously enough to STOP doing anything!? Isn't it time to </text:span>FESS UP<text:span text:style-name="T1"> to your Phony Christianity and face the Truth? The Sins you condemn and the sins you condone will</text:span> ALL Disqualify<text:span text:style-name="T1"> you from the Kingdom! God is </text:span>NOT<text:span text:style-name="T1"> going to play favorites with such things as 1Cor6:9-10, Gal5:19-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6</text:page-number></text:span><text:span text:style-name="MT1">/</text:span><text:span text:style-name="MT1"><text:page-count>6</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45M54S</meta:editing-duration>
    <meta:editing-cycles>48</meta:editing-cycles>
    <meta:generator>OpenOffice.org/3.2$Win32 OpenOffice.org_project/320m12$Build-9483</meta:generator>
    <meta:initial-creator>Simon Ott</meta:initial-creator>
    <dc:date>2015-01-25T00:26:31.18</dc:date>
    <dc:creator>Simon Ott</dc:creator>
    <meta:document-statistic meta:table-count="0" meta:image-count="0" meta:object-count="0" meta:page-count="6" meta:paragraph-count="83" meta:word-count="3578" meta:character-count="20960"/>
  </office:meta>
</office:document-meta>
</file>